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3" svg:font-family="Mangal"/>
    <style:font-face style:name="Mangal2" svg:font-family="Mangal" style:font-family-generic="roman" style:font-pitch="variable"/>
    <style:font-face style:name="Perpetua" svg:font-family="Perpetua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283cm" table:align="center" style:writing-mode="lr-tb"/>
    </style:style>
    <style:style style:name="Tableau1.A" style:family="table-column">
      <style:table-column-properties style:column-width="19.283cm"/>
    </style:style>
    <style:style style:name="Tableau1.1" style:family="table-row">
      <style:table-row-properties style:min-row-height="0.254cm" style:keep-together="true" fo:keep-together="auto"/>
    </style:style>
    <style:style style:name="Tableau1.A1" style:family="table-cell">
      <style:table-cell-properties style:vertical-align="middle" fo:background-color="#f4b29b" fo:padding="0cm" fo:border="none" style:writing-mode="lr-tb">
        <style:background-image/>
      </style:table-cell-properties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background-color="#d34817" fo:padding-left="0cm" fo:padding-right="0cm" fo:padding-top="0.254cm" fo:padding-bottom="0.254cm" fo:border="none" style:writing-mode="lr-tb">
        <style:background-image/>
      </style:table-cell-properties>
    </style:style>
    <style:style style:name="Tableau1.A3" style:family="table-cell">
      <style:table-cell-properties style:vertical-align="middle" fo:background-color="#918485" fo:padding="0cm" fo:border="none" style:writing-mode="lr-tb">
        <style:background-image/>
      </style:table-cell-properties>
    </style:style>
    <style:style style:name="Tableau1.4" style:family="table-row">
      <style:table-row-properties style:min-row-height="1.27cm" style:keep-together="true" fo:keep-together="auto"/>
    </style:style>
    <style:style style:name="Tableau1.A4" style:family="table-cell">
      <style:table-cell-properties style:vertical-align="bottom" fo:padding-left="0cm" fo:padding-right="0cm" fo:padding-top="0.254cm" fo:padding-bottom="0.254cm" fo:border="none" style:writing-mode="lr-tb"/>
    </style:style>
    <style:style style:name="P1" style:family="paragraph" style:parent-style-name="Standard">
      <style:text-properties fo:language="zxx" fo:country="none" style:language-asian="zxx" style:country-asian="none"/>
    </style:style>
    <style:style style:name="P2" style:family="paragraph" style:parent-style-name="Standard">
      <style:text-properties fo:font-size="11.5pt" style:font-size-asian="11.5pt" style:font-size-complex="11.5pt"/>
    </style:style>
    <style:style style:name="P3" style:family="paragraph" style:parent-style-name="Footer">
      <style:text-properties fo:font-size="1pt" style:font-size-asian="1pt" style:font-size-complex="1pt"/>
    </style:style>
    <style:style style:name="P4" style:family="paragraph" style:parent-style-name="Footer">
      <style:text-properties fo:language="zxx" fo:country="none" style:language-asian="zxx" style:country-asian="none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">
      <style:text-properties fo:font-variant="small-caps"/>
    </style:style>
    <style:style style:name="P7" style:family="paragraph" style:parent-style-name="Sans_20_interligne">
      <style:paragraph-properties style:snap-to-layout-grid="false"/>
      <style:text-properties fo:font-size="4pt" style:font-size-asian="4pt" style:font-size-complex="4pt"/>
    </style:style>
    <style:style style:name="P8" style:family="paragraph" style:parent-style-name="Sans_20_interligne">
      <style:paragraph-properties fo:text-align="center" style:justify-single-wor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9" style:family="paragraph" style:parent-style-name="Sans_20_interligne">
      <style:paragraph-properties fo:text-align="center" style:justify-single-word="false" style:snap-to-layout-gri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10" style:family="paragraph" style:parent-style-name="Sans_20_interligne">
      <style:paragraph-properties fo:text-align="center" style:justify-single-word="false" style:snap-to-layout-grid="false"/>
      <style:text-properties fo:color="#ffffff" style:font-name="Franklin Gothic Book" fo:font-size="36pt" style:font-size-asian="36pt" style:font-name-complex="Franklin Gothic Book" style:font-size-complex="36pt"/>
    </style:style>
    <style:style style:name="P11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12" style:family="paragraph">
      <style:paragraph-properties fo:margin-top="0cm" fo:margin-bottom="0cm" fo:line-height="100%" fo:text-align="center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margin-top="0cm" fo:margin-bottom="0cm" fo:line-height="100%" style:writing-mode="lr-tb"/>
    </style:style>
    <style:style style:name="T1" style:family="text">
      <style:text-properties style:font-name="Perpetua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T3" style:family="text">
      <style:text-properties fo:color="#000000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gr1" style:family="graphic">
      <style:graphic-properties draw:stroke="none" draw:fill="solid" draw:fill-color="#d34817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miter" draw:fill="none" draw:fill-color="#000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305cm" fo:padding-left="0.381cm" fo:padding-right="0.127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draw:fill="none" draw:fill-color="#000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char" draw:z-index="10" draw:name="Forme automatique 622" draw:style-name="gr4" draw:text-style-name="P13" svg:width="19.804cm" svg:height="26.21cm" svg:x="0.598cm" svg:y="1.744cm"><text:p/><draw:enhanced-geometry svg:viewBox="0 0 21600 21600" draw:path-stretchpoint-x="10800" draw:path-stretchpoint-y="10800" draw:text-areas="?f3 ?f4 ?f5 ?f6" draw:type="round-rectangle" draw:modifiers="7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Cadre1" text:anchor-type="char" svg:x="0.871cm" svg:y="7.438cm" svg:width="19.256cm" draw:z-index="9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7"/></table:table-cell></table:table-row><table:table-row table:style-name="Tableau1.2"><table:table-cell table:style-name="Tableau1.A2" office:value-type="string"><text:p text:style-name="P10">Dossier de spécification des besoins logiciels</text:p></table:table-cell></table:table-row><table:table-row table:style-name="Tableau1.1"><table:table-cell table:style-name="Tableau1.A3" office:value-type="string"><text:p text:style-name="P7"/></table:table-cell></table:table-row><table:table-row table:style-name="Tableau1.4"><table:table-cell table:style-name="Tableau1.A4" office:value-type="string"><text:p text:style-name="P9">Membre n°1 : CAISSO Romain 3.1</text:p><text:p text:style-name="P9">Membre n°2 : CASTAING Alexandre 3.1</text:p><text:p text:style-name="P9">Membre n°3 : SANNA Yoan 3.2</text:p><text:p text:style-name="P8"/><text:p text:style-name="P8">5 pages maximum</text:p></table:table-cell></table:table-row></table:table><text:p text:style-name="Standard"/></draw:text-box></draw:frame></text:p>
      <text:p text:style-name="P5"/>
      <text:p text:style-name="P6">Dossier de spécification des besoins logiciels</text:p>
      <text:h text:style-name="Heading_20_1" text:outline-level="1">But du document</text:h>
      <text:p text:style-name="P2">Le but de ce document est de lister toutes les fonctionnalités du futur logiciel et de son contexte d’utilisation (utilisateurs, autres composantes, matériel, <text:s/>etc.).</text:p>
      <text:h text:style-name="Heading_20_1" text:outline-level="1">Description Globale</text:h>
      <text:p text:style-name="P2">Le logiciel sera composé de plusieurs modules, regroupant les utilités différentes nécessaires.</text:p>
      <text:p text:style-name="P2">Il sera développé dans le but de répondre aux attentes du client, un jeu de stratégie pour deux joueurs.</text:p>
      <text:p text:style-name="P2">Deux modes seront disponibles : 'joueur VS joueur' et 'joueur VS intelligence artificielle'.</text:p>
      <text:p text:style-name="P2">Différents niveaux de difficulté contre l’IA seront implémentés.</text:p>
      <text:h text:style-name="Heading_20_2" text:outline-level="2">Environnement</text:h>
      <text:p text:style-name="Standard">Le projet sera développé sous environnement LINUX avec l'interface graphique SDL.</text:p>
      <text:p text:style-name="Standard">Il sera donc compatibles avec toutes les distributions utilisant la bibliothèque SDL.</text:p>
      <text:h text:style-name="Heading_20_2" text:outline-level="2">Profils des utilisateurs</text:h>
      <text:p text:style-name="Standard">Toute personne ayant un ordinateur avec un système supportant le logiciel peut être définie comme utilisateur.</text:p>
      <text:p text:style-name="Standard">Les amateurs de jeux de stratégie étant les plus ciblés.</text:p>
      <text:h text:style-name="Heading_20_1" text:outline-level="1">Spécifications generale</text:h>
      <text:p text:style-name="Standard">Logiciel du type « jeu de stratégie » avec interface graphique SDL 1.2, pouvant se jouer :<text:line-break/><text:tab/>- joueur contre joueur<text:line-break/><text:tab/>- joueur contre machine<text:line-break/><text:tab/>- machine contre machine</text:p>
      <text:h text:style-name="Heading_20_2" text:outline-level="2">Description des services attendus</text:h>
      <text:p text:style-name="Standard">1) Différents modes de jeu.</text:p>
      <text:p text:style-name="Standard">2) Un affichage du plateau en temps réel.</text:p>
      <text:p text:style-name="Standard">3) Une gestion des coups au tour par tour.</text:p>
      <text:p text:style-name="Standard">4) Gestion de fin de jeu.</text:p>
      <text:h text:style-name="Heading_20_2" text:outline-level="2"><text:soft-page-break/>Description générale des fonctions</text:h>
      <text:p text:style-name="Standard">1) Le joueur pourra choisir de jouer :<text:line-break/>- contre un autre joueur,<text:line-break/>- contre une IA.</text:p>
      <text:p text:style-name="Standard">2) L'affichage se fera après chaque coup, que se soit par un joueur humain ou une IA.</text:p>
      <text:p text:style-name="Standard">3) Le jeu sera capable :<text:line-break/>- de définir le tour des joueurs,<text:line-break/>- de permettre de sauvegarder le coup précédent afin que le joueur puisse changer d'avis.</text:p>
      <text:p text:style-name="Standard">4) Le jeu ne s'arrêtera que dans deux cas :<text:line-break/>- un des joueurs gagne en faisant une ligne complète,<text:line-break/>- un des joueurs décide de quitter la partie.</text:p>
      <text:h text:style-name="Heading_20_1" text:outline-level="1">Exigences opérationnelles</text:h>
      <text:p text:style-name="Standard"/>
      <text:h text:style-name="Heading_20_2" text:outline-level="2">Contraintes d’exploitation</text:h>
      <text:p text:style-name="Standard">(à modifier)</text:p>
      <text:p text:style-name="Standard">Maîtrise de la SDL</text:p>
      <text:h text:style-name="Heading_20_2" text:outline-level="2">Modes de fonctionnement</text:h>
      <text:p text:style-name="Standard">Trois modes :<text:line-break/><text:tab/>- PvP : joueur contre joueur.<text:line-break/><text:tab/>- PvE : joueur contre IA.<text:line-break/><text:tab/>- EvE : IA contre IA</text:p>
      <text:h text:style-name="Heading_20_2" text:outline-level="2">Capacités</text:h>
      <text:p text:style-name="Standard">…</text:p>
      <text:h text:style-name="Heading_20_2" text:outline-level="2">Performances</text:h>
      <text:p text:style-name="Standard">…</text:p>
      <text:h text:style-name="Heading_20_2" text:outline-level="2">Sûreté de fonctionnement</text:h>
      <text:p text:style-name="Standard">…</text:p>
      <text:h text:style-name="Heading_20_1" text:outline-level="1">Exigences techniques</text:h>
      <text:h text:style-name="Heading_20_2" text:outline-level="2">Logiciels imposés</text:h>
      <text:p text:style-name="Standard">Interface graphique SDL 1.2</text:p>
      <text:h text:style-name="Heading_20_2" text:outline-level="2">Algorithmes imposés</text:h>
      <text:p text:style-name="Standard">Codage en C99</text:p>
      <text:p text:style-name="Standard">(à vérifier)</text:p>
      <text:h text:style-name="Heading_20_2" text:outline-level="2"><text:soft-page-break/>Interface avec le matériel</text:h>
      <text:p text:style-name="Standard">Utilisation de la souris afin de pointer le pion choisi par le joueur, ainsi que sa destination.</text:p>
      <text:p text:style-name="Standard">Possibilité d'utiliser le clavier.</text:p>
      <text:h text:style-name="Heading_20_2" text:outline-level="2">Interface avec d’autres logiciels</text:h>
      <text:p text:style-name="Standard">…</text:p>
      <text:h text:style-name="Heading_20_2" text:outline-level="2">Architecture matérielle opérationnelle</text:h>
      <text:p text:style-name="Standard">Compatible avec les machines 32 et 64 bits, tournant sous UNIX/LINUX utilisant la bibliothèque SDL 1.2.</text:p>
      <text:h text:style-name="Heading_20_1" text:outline-level="1">Scenario d’utilisations</text:h>
      <text:p text:style-name="Standard">Simulation d’une partie en PvP :<text:line-break/><text:tab/>- Test des erreurs de l’utilisateur possibles (placement de pion non autorisé, etc.).<text:line-break/><text:tab/>- Test de l’annulation de coup.<text:line-break/><text:tab/>- Test de fin de partie adéquat.</text:p>
      <text:p text:style-name="Standard">Simulation d’une partie en PvE :<text:line-break/><text:tab/>- Évaluation des niveaux de difficulté de l’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3" svg:font-family="Mangal"/>
    <style:font-face style:name="Mangal2" svg:font-family="Mangal" style:font-family-generic="roman" style:font-pitch="variable"/>
    <style:font-face style:name="Perpetua" svg:font-family="Perpetua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fo:line-height="115%" fo:orphans="2" fo:widows="2" style:writing-mode="lr-tb"/>
      <style:text-properties style:use-window-font-color="true" style:font-name="Perpetua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1.27cm" fo:margin-bottom="0.353cm"/>
      <style:text-properties fo:text-transform="uppercase" fo:color="#d34817" fo:font-size="26pt" fo:letter-spacing="0.018cm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3"/>
    </style:style>
    <style:style style:name="Caption" style:family="paragraph" style:parent-style-name="Standard" style:next-style-name="Standard" style:class="extra">
      <style:text-properties fo:color="#9d3511" fo:font-size="8pt" fo:font-weight="bold" style:font-size-asian="8pt" style:font-weight-asian="bold" style:font-size-complex="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fo:background-color="#d34817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background-color="#f9d8cd">
        <style:background-image/>
      </style:paragraph-properties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/>
      <style:text-properties fo:text-transform="uppercase" fo:color="#68230b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29cm" fo:margin-bottom="0cm"/>
      <style:text-properties fo:text-transform="uppercase" fo:color="#9d3511" fo:font-size="11pt" fo:letter-spacing="0.018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29cm" fo:margin-bottom="0cm"/>
      <style:text-properties fo:text-transform="uppercase" fo:color="#9d3511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29cm" fo:margin-bottom="0cm"/>
      <style:text-properties fo:text-transform="uppercase" fo:color="#9d3511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/>
      <style:text-properties fo:text-transform="uppercase" fo:color="#9d3511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29cm" fo:margin-bottom="0cm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29cm" fo:margin-bottom="0cm"/>
      <style:text-properties fo:text-transform="uppercase" fo:font-size="9pt" fo:letter-spacing="0.018cm" fo:font-style="italic" style:font-size-asian="9pt" style:font-style-asian="italic" style:font-size-complex="9pt"/>
    </style:style>
    <style:style style:name="Subtitle" style:family="paragraph" style:parent-style-name="Standard" style:next-style-name="Standard" style:class="chapter">
      <style:paragraph-properties fo:margin-top="0.353cm" fo:margin-bottom="1.764cm" fo:line-height="100%"/>
      <style:text-properties fo:text-transform="uppercase" fo:color="#595959" fo:font-size="12pt" fo:letter-spacing="0.018cm" style:font-size-asian="12pt" style:font-size-complex="12pt"/>
    </style:style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centré" style:display-name="Normal centré" style:family="paragraph">
      <style:paragraph-properties fo:margin-left="2.54cm" fo:margin-right="2.54cm" fo:margin-top="0.353cm" fo:margin-bottom="0.494cm" fo:text-align="justify" style:justify-single-word="false" fo:orphans="2" fo:widows="2" fo:text-indent="0cm" style:auto-text-indent="false" fo:padding-left="0cm" fo:padding-right="0cm" fo:padding-top="0.353cm" fo:padding-bottom="0.353cm" fo:border-left="none" fo:border-right="none" fo:border-top="0.002cm solid #ff0000" fo:border-bottom="0.088cm solid #ff0000"/>
      <style:text-properties fo:color="#808080" style:font-name="Perpetua" fo:font-size="14pt" fo:language="fr" fo:country="FR" style:font-name-asian="Times New Roman" style:font-size-asian="14pt" style:font-name-complex="Times New Roman" style:font-size-complex="14pt" style:language-complex="ar" style:country-complex="SA"/>
    </style:style>
    <style:style style:name="Header" style:family="paragraph" style:parent-style-name="Standard" style:class="extra"/>
    <style:style style:name="Citation_20_intense" style:display-name="Citation intense" style:family="paragraph" style:parent-style-name="Standard" style:next-style-name="Standard">
      <style:paragraph-properties fo:margin-left="2.286cm" fo:margin-right="2.032cm" fo:margin-top="0.353cm" fo:margin-bottom="0cm" fo:text-align="justify" style:justify-single-word="false" fo:text-indent="0cm" style:auto-text-indent="false"/>
      <style:text-properties fo:color="#d34817" fo:font-style="italic" style:font-style-asian="italic" style:font-style-complex="italic"/>
    </style:style>
    <style:style style:name="Liste_20_à_20_puces" style:display-name="Liste à puces" style:family="paragraph" style:parent-style-name="Standard">
      <style:paragraph-properties fo:margin-top="0.353cm" fo:margin-bottom="0cm"/>
    </style:style>
    <style:style style:name="Liste_20_à_20_puces_20_2" style:display-name="Liste à puces 2" style:family="paragraph" style:parent-style-name="Standard">
      <style:paragraph-properties fo:margin-top="0.353cm" fo:margin-bottom="0cm"/>
    </style:style>
    <style:style style:name="Liste_20_à_20_puces_20_3" style:display-name="Liste à puces 3" style:family="paragraph" style:parent-style-name="Standard">
      <style:paragraph-properties fo:margin-top="0.353cm" fo:margin-bottom="0cm"/>
    </style:style>
    <style:style style:name="Liste_20_à_20_puces_20_4" style:display-name="Liste à puces 4" style:family="paragraph" style:parent-style-name="Standard">
      <style:paragraph-properties fo:margin-top="0.353cm" fo:margin-bottom="0cm"/>
    </style:style>
    <style:style style:name="Liste_20_à_20_puces_20_5" style:display-name="Liste à puces 5" style:family="paragraph" style:parent-style-name="Standard">
      <style:paragraph-properties fo:margin-top="0.353cm" fo:margin-bottom="0cm"/>
    </style:style>
    <style:style style:name="Sans_20_interligne" style:display-name="Sans interligne" style:family="paragraph" style:parent-style-name="Standard">
      <style:paragraph-properties fo:margin-top="0cm" fo:margin-bottom="0cm" fo:line-height="100%"/>
    </style:style>
    <style:style style:name="Quotations" style:family="paragraph" style:parent-style-name="Standard" style:next-style-name="Standard" style:class="html"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353cm" fo:margin-bottom="0.071cm" fo:line-height="100%"/>
      <style:text-properties fo:font-variant="small-caps" fo:color="#9b2d1f"/>
    </style:style>
    <style:style style:name="Contents_20_2" style:display-name="Contents 2" style:family="paragraph" style:parent-style-name="Standard" style:next-style-name="Standard" style:class="index">
      <style:paragraph-properties fo:margin-left="0.381cm" fo:margin-right="0cm" fo:margin-top="0.353cm" fo:margin-bottom="0.071cm" fo:line-height="100%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87cm" fo:margin-right="0cm" fo:margin-top="0.353cm" fo:margin-bottom="0.071cm" fo:line-height="100%" fo:text-indent="0cm" style:auto-text-indent="false"/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-left="1.168cm" fo:margin-right="0cm" fo:margin-top="0.353cm" fo:margin-bottom="0.071cm" fo:line-height="100%" fo:text-indent="0cm" style:auto-text-indent="false"/>
      <style:text-properties fo:font-variant="small-caps"/>
    </style:style>
    <style:style style:name="Contents_20_5" style:display-name="Contents 5" style:family="paragraph" style:parent-style-name="Standard" style:next-style-name="Standard" style:class="index">
      <style:paragraph-properties fo:margin-left="1.549cm" fo:margin-right="0cm" fo:margin-top="0.353cm" fo:margin-bottom="0.071cm" fo:line-height="100%" fo:text-indent="0cm" style:auto-text-indent="false"/>
      <style:text-properties fo:font-variant="small-caps"/>
    </style:style>
    <style:style style:name="Contents_20_6" style:display-name="Contents 6" style:family="paragraph" style:parent-style-name="Standard" style:next-style-name="Standard" style:class="index">
      <style:paragraph-properties fo:margin-left="1.93cm" fo:margin-right="0cm" fo:margin-top="0.353cm" fo:margin-bottom="0.071cm" fo:line-height="100%" fo:text-indent="0cm" style:auto-text-indent="false"/>
      <style:text-properties fo:font-variant="small-caps"/>
    </style:style>
    <style:style style:name="Contents_20_7" style:display-name="Contents 7" style:family="paragraph" style:parent-style-name="Standard" style:next-style-name="Standard" style:class="index">
      <style:paragraph-properties fo:margin-left="2.337cm" fo:margin-right="0cm" fo:margin-top="0.353cm" fo:margin-bottom="0.071cm" fo:line-height="100%" fo:text-indent="0cm" style:auto-text-indent="false"/>
      <style:text-properties fo:font-variant="small-caps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.353cm" fo:margin-bottom="0.071cm" fo:line-height="100%" fo:text-indent="0cm" style:auto-text-indent="false"/>
      <style:text-properties fo:font-variant="small-caps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.353cm" fo:margin-bottom="0.071cm" fo:line-height="100%" fo:text-indent="0cm" style:auto-text-indent="false"/>
      <style:text-properties fo:font-variant="small-caps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text-properties style:language-complex="en" style:country-complex="U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a28e6a" style:font-name="Monotype Corsiva" style:font-name-complex="Monotype Corsiva"/>
    </style:style>
    <style:style style:name="WW8Num2z0" style:family="text">
      <style:text-properties fo:color="#a28e6a" style:font-name="Symbol" style:font-name-complex="Symbol"/>
    </style:style>
    <style:style style:name="WW8Num3z0" style:family="text">
      <style:text-properties fo:color="#ee8c69" style:font-name="Symbol" style:font-name-complex="Symbol"/>
    </style:style>
    <style:style style:name="WW8Num4z0" style:family="text">
      <style:text-properties fo:color="#d34817" style:font-name="Symbol" style:font-name-complex="Symbol"/>
    </style:style>
    <style:style style:name="WW8Num5z0" style:family="text">
      <style:text-properties fo:color="#9d3511" style:font-name="Symbol" style:font-name-complex="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fo:letter-spacing="0.026cm" fo:font-weight="bold" fo:background-color="#d34817" style:font-weight-asian="bold" style:font-weight-complex="bold"/>
    </style:style>
    <style:style style:name="Titre_20_2_20_Car" style:display-name="Titre 2 Car" style:family="text">
      <style:text-properties fo:text-transform="uppercase" fo:letter-spacing="0.026cm" fo:background-color="#f9d8cd"/>
    </style:style>
    <style:style style:name="Titre_20_3_20_Car" style:display-name="Titre 3 Car" style:family="text">
      <style:text-properties fo:text-transform="uppercase" fo:color="#68230b" fo:letter-spacing="0.026cm"/>
    </style:style>
    <style:style style:name="Titre_20_Car" style:display-name="Titre Car" style:family="text">
      <style:text-properties fo:text-transform="uppercase" fo:color="#d34817" fo:font-size="26pt" fo:letter-spacing="0.018cm" style:letter-kerning="true" style:font-size-asian="26pt" style:font-size-complex="26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Pied_20_de_20_page_20_Car" style:display-name="Pied de page Car" style:family="text">
      <style:text-properties fo:color="#000000" style:font-name-complex="Times New Roman" style:font-size-complex="10pt"/>
    </style:style>
    <style:style style:name="Texte_20_de_20_bulles_20_Car" style:display-name="Texte de bulles Car" style:family="text">
      <style:text-properties fo:color="#000000" style:font-name="Tahoma" fo:font-size="8pt" style:font-size-asian="8pt" style:font-name-complex="Tahoma" style:font-size-complex="8pt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Emphasis" style:family="text">
      <style:text-properties fo:text-transform="uppercase" fo:color="#68230b" fo:letter-spacing="0.009cm"/>
    </style:style>
    <style:style style:name="En-tête_20_Car" style:display-name="En-tête Car" style:family="text">
      <style:text-properties fo:color="#000000" style:font-name-complex="Times New Roman" style:font-size-complex="10pt"/>
    </style:style>
    <style:style style:name="Titre_20_4_20_Car" style:display-name="Titre 4 Car" style:family="text">
      <style:text-properties fo:text-transform="uppercase" fo:color="#9d3511" fo:letter-spacing="0.018cm"/>
    </style:style>
    <style:style style:name="Titre_20_5_20_Car" style:display-name="Titre 5 Car" style:family="text">
      <style:text-properties fo:text-transform="uppercase" fo:color="#9d3511" fo:letter-spacing="0.018cm"/>
    </style:style>
    <style:style style:name="Titre_20_6_20_Car" style:display-name="Titre 6 Car" style:family="text">
      <style:text-properties fo:text-transform="uppercase" fo:color="#9d3511" fo:letter-spacing="0.018cm"/>
    </style:style>
    <style:style style:name="Titre_20_7_20_Car" style:display-name="Titre 7 Car" style:family="text">
      <style:text-properties fo:text-transform="uppercase" fo:color="#9d3511" fo:letter-spacing="0.018cm"/>
    </style:style>
    <style:style style:name="Titre_20_8_20_Car" style:display-name="Titre 8 Car" style:family="text">
      <style:text-properties fo:text-transform="uppercase" fo:font-size="9pt" fo:letter-spacing="0.018cm" style:font-size-asian="9pt" style:font-size-complex="9pt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font-style-asian="italic" style:font-size-complex="9pt"/>
    </style:style>
    <style:style style:name="Emphase_20_intense" style:display-name="Emphase intense" style:family="text">
      <style:text-properties fo:text-transform="uppercase" fo:color="#68230b" fo:letter-spacing="0.018cm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d34817" fo:font-style="italic" fo:font-weight="bold" style:font-style-asian="italic" style:font-weight-asian="bold" style:font-style-complex="italic" style:font-weight-complex="bold"/>
    </style:style>
    <style:style style:name="Texte_20_de_20_l_27_espace_20_réservé" style:display-name="Texte de l'espace réservé" style:family="text">
      <style:text-properties fo:color="#808080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e_20_pâle" style:display-name="Emphase pâle" style:family="text">
      <style:text-properties fo:color="#68230b" fo:font-style="italic" style:font-style-asian="italic" style:font-style-complex="italic"/>
    </style:style>
    <style:style style:name="Référence_20_pâle" style:display-name="Référence pâle" style:family="text">
      <style:text-properties fo:color="#d34817" fo:font-weight="bold" style:font-weight-asian="bold" style:font-weight-complex="bold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intense_20_Car" style:display-name="Citation intense Car" style:family="text">
      <style:text-properties fo:color="#d34817" fo:font-size="10pt" fo:font-style="italic" style:font-size-asian="10pt" style:font-style-asian="italic" style:font-size-complex="10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Monotype Corsiv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zxx" fo:country="none" style:language-asian="zxx" style:country-asian="none"/>
    </style:style>
    <style:style style:name="MP2" style:family="paragraph">
      <style:paragraph-properties fo:margin-top="0cm" fo:margin-bottom="0cm" fo:line-height="100%" style:writing-mode="lr-tb"/>
    </style:style>
    <style:style style:name="MP3" style:family="paragraph">
      <style:paragraph-properties style:writing-mode="lr-tb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 style:parent-style-name="Footer">
      <style:text-properties fo:font-size="1pt" style:font-size-asian="1pt" style:font-size-complex="1pt"/>
    </style:style>
    <style:style style:name="MP6" style:family="paragraph" style:parent-style-name="Footer">
      <style:text-properties fo:language="zxx" fo:country="none" style:language-asian="zxx" style:country-asian="none"/>
    </style:style>
    <style:style style:name="MT1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MT2" style:family="text">
      <style:text-properties fo:color="#000000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MT3" style:family="text">
      <style:text-properties style:font-name="Perpetua" style:font-name-asian="Times New Roman" style:font-name-complex="Times New Roman" style:language-complex="ar" style:country-complex="SA"/>
    </style:style>
    <style:style style:name="Mgr1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305cm" fo:padding-left="0.381cm" fo:padding-right="0.127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35cm" svg:stroke-color="#000000" draw:stroke-linejoin="miter" draw:fill="none" draw:fill-color="#000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Mgr3" style:family="graphic">
      <style:graphic-properties draw:stroke="none" draw:fill="solid" draw:fill-color="#d34817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4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89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text:anchor-type="char" draw:z-index="2" draw:style-name="Mgr1" draw:text-style-name="MP2" svg:width="24.625cm" svg:height="1.655cm" draw:transform="rotate (1.5707963267946) translate (0.848236111111111cm 26.8839861111111cm)"><draw:text-box><text:p text:style-name="MP2"><text:span text:style-name="MT1">Dossier de spécification des besoins logiciels | </text:span><text:span text:style-name="MT2">29 février 2016</text:span></text:p></draw:text-box></draw:frame><draw:custom-shape text:anchor-type="char" draw:z-index="1" draw:name="Forme automatique 21" draw:style-name="Mgr2" draw:text-style-name="MP3" svg:width="19.797cm" svg:height="26.207cm" svg:x="0.601cm" svg:y="1.746cm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name="Ellipse 18" draw:style-name="Mgr3" draw:text-style-name="MP4" svg:width="1.447cm" svg:height="1.447cm" svg:x="1.044cm" svg:y="26.882cm"><text:p text:style-name="MP4"><text:span text:style-name="MT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MP5"/>
      </style:footer>
      <style:footer-left>
        <text:p text:style-name="MP6"><draw:frame text:anchor-type="char" draw:z-index="6" draw:style-name="Mgr1" draw:text-style-name="MP2" svg:width="24.625cm" svg:height="1.479cm" draw:transform="rotate (1.5707963267946) translate (18.5012361111111cm 27.1643611111111cm)"><draw:text-box><text:p text:style-name="MP2"><text:span text:style-name="MT1">Dossier de spécification des besoins logiciels | 29 février 2016</text:span></text:p></draw:text-box></draw:frame><draw:custom-shape text:anchor-type="char" draw:z-index="8" draw:name="Forme automatique 24" draw:style-name="Mgr2" draw:text-style-name="MP3" svg:width="19.797cm" svg:height="26.207cm" svg:x="0.601cm" svg:y="1.746cm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" draw:name="Ellipse 21" draw:style-name="Mgr3" draw:text-style-name="MP4" svg:width="1.447cm" svg:height="1.447cm" svg:x="18.501cm" svg:y="27.162cm"><text:p text:style-name="MP4"><text:span text:style-name="MT3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ssier de spécification des besoins logiciels</dc:title>
    <dc:subject>Nom</dc:subject>
    <meta:initial-creator>Guy Camilleri</meta:initial-creator>
    <meta:creation-date>2012-02-21T18:21:00</meta:creation-date>
    <dc:date>2016-02-29T19:13:26.71</dc:date>
    <meta:editing-cycles>18</meta:editing-cycles>
    <meta:editing-duration>PT27M26S</meta:editing-duration>
    <meta:generator>OpenOffice.org/3.3$Win32 OpenOffice.org_project/330m20$Build-9567</meta:generator>
    <dc:creator>Siloner C</dc:creator>
    <meta:document-statistic meta:table-count="1" meta:image-count="0" meta:object-count="0" meta:page-count="4" meta:paragraph-count="59" meta:word-count="479" meta:character-count="2944"/>
    <meta:user-defined meta:name="Info 1"/>
    <meta:user-defined meta:name="Info 2"/>
    <meta:user-defined meta:name="Info 3"/>
    <meta:user-defined meta:name="Info 4"/>
  </office:meta>
</office:document-meta>
</file>